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Efficient Synchronization of Linux Memory Regions over a Network: A Comparative Study and Implementation</text:p>
      <text:p text:style-name="Subtitle">A user-friendly approach to application-agnostic state synchronization</text:p>
      <text:p text:style-name="Author">Felicitas Pojtinger (Stuttgart Media University)</text:p>
      <text:p text:style-name="Date">2023-08-04</text:p>
      <text:h text:style-name="Heading_20_2" text:outline-level="2"><text:bookmark-start text:name="section"/><text:bookmark-end text:name="section"/></text:h>
      <text:p text:style-name="Abstract">This study presents a comprehensive comparison and implementation of various methods for synchronizing memory regions in Linux systems over a network. Four approaches are evaluated: (1) handling page faults in userspace with <text:span text:style-name="Source_Text">userfaultfd</text:span>, (2) utilizing <text:span text:style-name="Source_Text">mmap</text:span> for change notifications, (3) hash-based change detection, and (4) custom filesystem implementation. Each option is thoroughly examined in terms of implementation, performance, and associated trade-offs. The study culminates in a summary that compares the options based on ease of implementation, CPU load, and network traffic, and offers recommendations for the optimal solution depending on the specific use case, such as data change frequency and kernel/OS compatibility.</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First_20_paragraph">🚧 This project is a work-in-progress! Instructions will be added as soon as it is usable. 🚧</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dc:title>
    <dc:description/>
    <dc:subject>Efficient Synchronization of Linux Memory Regions over a Network: A Comparative Study and Implementation</dc:subject>
    <meta:keyword>linux memory management, userfaultfd, mmap, inotify, hash-based change detection, delta synchronization, msync, custom filesystem, nbd protocol, performance evaluation</meta:keyword>
    <dc:language>en-US</dc:language>
    <meta:initial-creator>Felicitas Pojtinger (Stuttgart Media University)</meta:initial-creator>
    <dc:creator>Felicitas Pojtinger (Stuttgart Media University)</dc:creator>
    <meta:creation-date>2023-07-06T21:57:51Z</meta:creation-date>
    <dc:date>2023-07-06T21:57:51Z</dc:date>
    <meta:user-defined meta:name="abstract" meta:value-type="string">This study presents a comprehensive comparison and implementation of various methods for synchronizing memory regions in Linux systems over a network. Four approaches are evaluated: (1) handling page faults in userspace with userfaultfd, (2) utilizing mmap for change notifications, (3) hash-based change detection, and (4) custom filesystem implementation. Each option is thoroughly examined in terms of implementation, performance, and associated trade-offs. The study culminates in a summary that compares the options based on ease of implementation, CPU load, and network traffic, and offers recommendations for the optimal solution depending on the specific use case, such as data change frequency and kernel/OS compatibility.</meta:user-defined>
    <meta:user-defined meta:name="bibliography" meta:value-type="string">static/references.bib</meta:user-defined>
    <meta:user-defined meta:name="csl" meta:value-type="string">static/ieee.csl</meta:user-defined>
    <meta:user-defined meta:name="date" meta:value-type="string">2023-08-04</meta:user-defined>
    <meta:user-defined meta:name="linkcolor" meta:value-type="string">blue</meta:user-defined>
    <meta:user-defined meta:name="subtitle" meta:value-type="string">A user-friendly approach to application-agnostic state synchronization</meta:user-defined>
    <meta:user-defined meta:name="titlepage" meta:value-type="string">True</meta:user-defined>
    <meta:user-defined meta:name="toc" meta:value-type="string">True</meta:user-defined>
    <meta:user-defined meta:name="toc-own-page" meta:value-type="string">True</meta:user-defined>
  </office:meta>
</office:document-meta>
</file>